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18c9d" officeooo:paragraph-rsid="00118c9d"/>
    </style:style>
    <style:style style:name="P2" style:family="paragraph" style:parent-style-name="Standard">
      <style:paragraph-properties fo:text-align="center" style:justify-single-word="false"/>
      <style:text-properties officeooo:rsid="00118c9d" officeooo:paragraph-rsid="00118c9d"/>
    </style:style>
    <style:style style:name="P3" style:family="paragraph" style:parent-style-name="Standard">
      <style:text-properties fo:font-style="italic" officeooo:rsid="00118c9d" officeooo:paragraph-rsid="00118c9d" style:font-style-asian="italic" style:font-style-complex="italic"/>
    </style:style>
    <style:style style:name="P4" style:family="paragraph" style:parent-style-name="Standard">
      <style:text-properties fo:font-style="normal" officeooo:rsid="00118c9d" officeooo:paragraph-rsid="00118c9d" style:font-style-asian="normal" style:font-style-complex="normal"/>
    </style:style>
    <style:style style:name="P5" style:family="paragraph" style:parent-style-name="Standard">
      <style:text-properties officeooo:rsid="0011bb7c" officeooo:paragraph-rsid="0011bb7c"/>
    </style:style>
    <style:style style:name="P6" style:family="paragraph" style:parent-style-name="Standard">
      <style:text-properties officeooo:rsid="0011bb7c" officeooo:paragraph-rsid="0012ad8e"/>
    </style:style>
    <style:style style:name="P7" style:family="paragraph" style:parent-style-name="Standard">
      <style:text-properties officeooo:rsid="0012ad8e" officeooo:paragraph-rsid="0012ad8e"/>
    </style:style>
    <style:style style:name="P8" style:family="paragraph" style:parent-style-name="Standard">
      <style:text-properties officeooo:rsid="00147907" officeooo:paragraph-rsid="00147907"/>
    </style:style>
    <style:style style:name="P9" style:family="paragraph" style:parent-style-name="Standard">
      <style:text-properties officeooo:rsid="00147907" officeooo:paragraph-rsid="00166e69"/>
    </style:style>
    <style:style style:name="P10" style:family="paragraph" style:parent-style-name="Standard">
      <style:text-properties officeooo:rsid="0015d652" officeooo:paragraph-rsid="0015d652"/>
    </style:style>
    <style:style style:name="P11" style:family="paragraph" style:parent-style-name="Standard">
      <style:text-properties officeooo:rsid="0015d652" officeooo:paragraph-rsid="00166e69"/>
    </style:style>
    <style:style style:name="P12" style:family="paragraph" style:parent-style-name="Heading_20_3">
      <style:paragraph-properties fo:break-before="page"/>
    </style:style>
    <style:style style:name="T1" style:family="text">
      <style:text-properties officeooo:rsid="0011bb7c"/>
    </style:style>
    <style:style style:name="T2" style:family="text">
      <style:text-properties officeooo:rsid="0012ad8e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15d652"/>
    </style:style>
    <style:style style:name="T5" style:family="text">
      <style:text-properties style:text-position="super 58%" officeooo:rsid="001a18e7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officeooo:rsid="00166e69" style:font-size-asian="8pt" style:font-size-complex="8pt"/>
    </style:style>
    <style:style style:name="T8" style:family="text">
      <style:text-properties officeooo:rsid="0015d652"/>
    </style:style>
    <style:style style:name="T9" style:family="text">
      <style:text-properties officeooo:rsid="00166e69"/>
    </style:style>
    <style:style style:name="T10" style:family="text">
      <style:text-properties officeooo:rsid="0018ef2b"/>
    </style:style>
    <style:style style:name="T11" style:family="text">
      <style:text-properties style:text-position="0% 100%" officeooo:rsid="0015d652"/>
    </style:style>
    <style:style style:name="T12" style:family="text">
      <style:text-properties style:text-position="0% 100%" officeooo:rsid="001a18e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igher Order Operator Overloading and Existential Path <text:span text:style-name="T1">Equation</text:span>s</text:p>
      <text:p text:style-name="P2">by Sven Nilsen, 2019</text:p>
      <text:p text:style-name="P1"/>
      <text:p text:style-name="P3">In this paper I introduce a notation for <text:span text:style-name="T1">Existential Path Equations.</text:span></text:p>
      <text:p text:style-name="P4"/>
      <text:p text:style-name="P4">In dependent type systems<text:span text:style-name="T3"><text:reference-ref text:reference-format="text" text:ref-name="1">[1]</text:reference-ref></text:span>, the same syntax might be used on the type level as for values. I previously introduced a notation<text:span text:style-name="T3"><text:reference-ref text:reference-format="text" text:ref-name="2">[2]</text:reference-ref></text:span> for expressing explicitly <text:span text:style-name="T8">when</text:span> Higher Order Operator Overloading<text:span text:style-name="T3"><text:reference-ref text:reference-format="text" text:ref-name="3">[3]</text:reference-ref></text:span> <text:span text:style-name="T8">(HOOO) </text:span>is used for some parameter. By applying this new notation on value level instead of type level, one gets an interpretation that corresponds to <text:span text:style-name="T8">defining</text:span> the <text:span text:style-name="T1">higher order </text:span>function by its existential path.</text:p>
      <text:p text:style-name="P1"/>
      <text:p text:style-name="P5">For example, in propositional logic, a proof is a function that returns `true` for all inputs:</text:p>
      <text:p text:style-name="P5"/>
      <text:p text:style-name="P5"><text:tab/>f &lt;=&gt; \true<text:tab/><text:tab/>`f` is a proof</text:p>
      <text:p text:style-name="P5"/>
      <text:p text:style-name="P5">The meaning of this is that the existential path `∃f` returns `true` for `true` and `false` otherwise:</text:p>
      <text:p text:style-name="P5"/>
      <text:p text:style-name="P5"><text:tab/>∃f &lt;=&gt; (= true)</text:p>
      <text:p text:style-name="P5"/>
      <text:p text:style-name="P5">Although the number of arguments and their types of the function `f` are unknown, the identity of this higher order function is still defined by the existential path. <text:span text:style-name="T2">It is known that the function `f` returns `true` for all inputs, no matter what they are, so if you give me the input type, I can always construct the full function. One can also think about it as the `&lt;=&gt;` operator making an inference at HOOO level when one of the sides uses `\`. This is an Existential Path Equation.</text:span></text:p>
      <text:p text:style-name="P5"/>
      <text:p text:style-name="P7">Bi-directionality of the function identity only holds when the existential path returns `true` for some unique output value. One can use a directional arrow when there is a non-unique solution:</text:p>
      <text:p text:style-name="P5"/>
      <text:p text:style-name="P5"><text:tab/><text:span text:style-name="T2">f =&gt; \(&gt; 2)<text:tab/><text:tab/>The existential path is inferred but the identity of the function is unknown</text:span></text:p>
      <text:p text:style-name="P5"/>
      <text:p text:style-name="P6"><text:tab/>∃f <text:span text:style-name="T2">&lt;=&gt; (&gt; 2)<text:tab/><text:tab/>Using the existential path explicitly gives less information about identity</text:span></text:p>
      <text:p text:style-name="P6"/>
      <text:p text:style-name="P8">If <text:span text:style-name="T8">the</text:span> function returns a unique output value for all inputs, then for <text:span text:style-name="T10">any non-empty</text:span> domain constraint the same existential path equation holds <text:span text:style-name="T8">(it is a uniform set property</text:span><text:span text:style-name="T4"><text:reference-ref text:reference-format="text" text:ref-name="4">[4]</text:reference-ref></text:span><text:span text:style-name="T11"> </text:span><text:span text:style-name="T12">except for the empty set</text:span><text:span text:style-name="T8">)</text:span>:</text:p>
      <text:p text:style-name="P8"/>
      <text:p text:style-name="P8"><text:tab/>f &lt;=&gt; \true</text:p>
      <text:p text:style-name="P8"><text:tab/>f{(&gt; 8)} &lt;=&gt; \true</text:p>
      <text:p text:style-name="P8"/>
      <text:p text:style-name="P10">A sub-type of a function by using the universal existential path<text:span text:style-name="T3"><text:reference-ref text:reference-format="text" text:ref-name="5">[5]</text:reference-ref></text:span> might be translated <text:span text:style-name="T9">in</text:span>to an equation:</text:p>
      <text:p text:style-name="P8"/>
      <text:p text:style-name="P9"><text:tab/>f : [∃] (= true)<text:tab/><text:tab/><text:tab/><text:tab/>f : [∃] (<text:span text:style-name="T9">&gt;</text:span> <text:span text:style-name="T9">2</text:span>)</text:p>
      <text:p text:style-name="P8"><text:tab/><text:span text:style-name="T8">f</text:span> &lt;=&gt; \tru<text:span text:style-name="T8">e<text:tab/><text:tab/><text:tab/><text:tab/>f =&gt; \(&gt; 2)</text:span></text:p>
      <text:p text:style-name="P8"/>
      <text:h text:style-name="P12" text:outline-level="3">References:</text:h>
      <text:p text:style-name="P8"/>
      <text:p text:style-name="P8"><text:reference-mark-start text:name="1"/>[1]<text:reference-mark-end text:name="1"/><text:tab/>“Dependent type”</text:p>
      <text:p text:style-name="P8"><text:tab/>Wikipedia</text:p>
      <text:p text:style-name="P8"><text:tab/><text:a xlink:type="simple" xlink:href="https://en.wikipedia.org/wiki/Dependent_type" text:style-name="Internet_20_link" text:visited-style-name="Visited_20_Internet_20_Link"><text:span text:style-name="T6">https://en.wikipedia.org/wiki/Dependent_type</text:span></text:a></text:p>
      <text:p text:style-name="P8"/>
      <text:p text:style-name="P8"><text:reference-mark-start text:name="2"/>[2]<text:reference-mark-end text:name="2"/><text:tab/>“Higher Order Operator Overloading and Notation for Parameters”</text:p>
      <text:p text:style-name="P8"><text:tab/>Sven Nilsen, 2019</text:p>
      <text:p text:style-name="P8"><text:tab/><text:a xlink:type="simple" xlink:href="https://github.com/advancedresearch/path_semantics/blob/master/papers-wip/higher-order-operator-overloading-and-notation-for-parameters.pdf" text:style-name="Internet_20_link" text:visited-style-name="Visited_20_Internet_20_Link"><text:span text:style-name="T6">https://github.com/advancedresearch/path_semantics/blob/master/papers-wip/higher-order-operator-overloading-and-notation-for-parameters.pdf</text:span></text:a></text:p>
      <text:p text:style-name="P8"/>
      <text:p text:style-name="P10"><text:reference-mark-start text:name="3"/>[3]<text:reference-mark-end text:name="3"/><text:tab/>“Higher Order Operator Overloading”</text:p>
      <text:p text:style-name="P10"><text:tab/>Sven Nilsen, 2018</text:p>
      <text:p text:style-name="P10"><text:tab/><text:a xlink:type="simple" xlink:href="https://github.com/advancedresearch/path_semantics/blob/master/papers-wip/higher-order-operator-overloading.pdf" text:style-name="Internet_20_link" text:visited-style-name="Visited_20_Internet_20_Link"><text:span text:style-name="T6">https://github.com/advancedresearch/path_semantics/blob/master/papers-wip/higher-order-operator-overloading.pdf</text:span></text:a></text:p>
      <text:p text:style-name="P10"/>
      <text:p text:style-name="P10"><text:reference-mark-start text:name="4"/>[4]<text:reference-mark-end text:name="4"/><text:tab/>“Uniform Properties of Sets”</text:p>
      <text:p text:style-name="P10"><text:tab/>Sven Nilsen, 2018</text:p>
      <text:p text:style-name="P10"><text:tab/><text:a xlink:type="simple" xlink:href="https://github.com/advancedresearch/path_semantics/blob/master/papers-wip/uniform-properties-of-sets.pdf" text:style-name="Internet_20_link" text:visited-style-name="Visited_20_Internet_20_Link"><text:span text:style-name="T6">https://github.com/advancedresearch/path_semantics/blob/master/papers-wip/uniform-properties-of-sets.pdf</text:span></text:a></text:p>
      <text:p text:style-name="P10"/>
      <text:p text:style-name="P10"><text:reference-mark-start text:name="5"/>[5]<text:reference-mark-end text:name="5"/><text:tab/>“<text:span text:style-name="T9">Universal Existential Paths”</text:span></text:p>
      <text:p text:style-name="P10"><text:tab/><text:span text:style-name="T9">Sven Nilsen, 2017</text:span></text:p>
      <text:p text:style-name="P11"><text:tab/><text:a xlink:type="simple" xlink:href="https://github.com/advancedresearch/path_semantics/blob/master/papers-wip/universal-existential-paths.pdf" text:style-name="Internet_20_link" text:visited-style-name="Visited_20_Internet_20_Link"><text:span text:style-name="T7">https://github.com/advancedresearch/path_semantics/blob/master/papers-wip/universal-existential-paths.pdf</text:span></text:a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7T10:03:19.404863000</meta:creation-date>
    <dc:date>2019-07-27T11:27:15.322271000</dc:date>
    <meta:editing-duration>PT24M52S</meta:editing-duration>
    <meta:editing-cycles>4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34" meta:word-count="401" meta:character-count="2851" meta:non-whitespace-character-count="2457"/>
  </office:meta>
</office:document-meta>
</file>